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EncoderCCITTFax.write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erCCITTFax.ImageEncoderCCITTFax( ImageRawCCITTFax cci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erCCITTFax.getImplicitFil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